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3" text:outline-level="3"><text:span text:style-name="Strong_20_Emphasis">DESCUBRE EL ARTE DE DESCONECTAR: UNA GUÍA PARA EL BIENESTAR DIGITAL</text:span></text:h>
        <text:p text:style-name="Text_20_body">En un mundo hiperconectado, donde las notificaciones parecen ser una extensión de nuestra rutina diaria, desconectar se ha convertido en un arte. Pero, ¿por qué es tan importante? Te lo contamos aquí.</text:p>
        <text:h text:style-name="Heading_20_4" text:outline-level="4"><text:span text:style-name="Strong_20_Emphasis">La ciencia detrás del descanso digital</text:span></text:h>
        <text:p text:style-name="Text_20_body">Estudios recientes han demostrado que el uso excesivo de dispositivos electrónicos puede aumentar los niveles de estrés, afectar la calidad del sueño e incluso influir en nuestra salud mental. Según expertos en neurociencia, el cerebro necesita momentos de desconexión para recargar energías y fomentar la creatividad.</text:p>
        <text:p text:style-name="Quotations">"Desconectarnos no es un lujo, es una necesidad para mantener el equilibrio", comenta la psicóloga Laura Méndez.</text:p>
        <text:h text:style-name="Heading_20_4" text:outline-level="4"><text:span text:style-name="Strong_20_Emphasis">Tips para desconectar sin sentirte desconectado</text:span></text:h>
        <text:p text:style-name="Text_20_body">Si la idea de dejar tu teléfono te genera ansiedad, no te preocupes. Aquí tienes algunos pasos simples para recuperar el control:</text:p>
        <text:list text:style-name="L1">
          <text:list-item>
            <text:p text:style-name="P2"><text:span text:style-name="Strong_20_Emphasis">Zona libre de pantallas:</text:span> Designa un espacio en casa donde no esté permitido usar dispositivos electrónicos, como el dormitorio o la mesa del comedor.</text:p>
          </text:list-item>
          <text:list-item>
            <text:p text:style-name="P2"><text:span text:style-name="Strong_20_Emphasis">Rutina de "desconexión":</text:span> Antes de dormir, establece una hora para apagar las pantallas. Usa ese tiempo para leer, meditar o simplemente relajarte.</text:p>
          </text:list-item>
          <text:list-item>
            <text:p text:style-name="P1"><text:span text:style-name="Strong_20_Emphasis">Días detox digitales:</text:span> Intenta pasar un día a la semana sin redes sociales o aplicaciones. Usa ese tiempo para conectar contigo mismo o con quienes te rodean.</text:p>
          </text:list-item>
        </text:list>
        <text:h text:style-name="Heading_20_4" text:outline-level="4"><text:span text:style-name="Strong_20_Emphasis">Inspírate en las tendencias slow living</text:span></text:h>
        <text:p text:style-name="Text_20_body">El movimiento <text:span text:style-name="Emphasis">slow living</text:span>, que promueve una vida más pausada y consciente, también aboga por reducir nuestra dependencia de la tecnología. Practicar actividades como jardinería, cocina creativa o incluso paseos sin un objetivo específico puede ayudarte a volver al presente y disfrutar de los pequeños placeres.</text:p>
        <text:h text:style-name="Heading_20_4" text:outline-level="4"><text:span text:style-name="Strong_20_Emphasis">¿Te atreves a intentarlo?</text:span></text:h>
        <text:p text:style-name="Text_20_body">Desconectar no significa desaparecer del mundo. Al contrario, es una oportunidad para reconectar contigo mismo y priorizar lo que realmente importa. Así que, la próxima vez que sientas el impulso de revisar tu teléfono por enésima vez, recuerda: el mundo real está esperando a que lo explores.</text:p>
        <text:p text:style-name="Text_20_body"><text:span text:style-name="Strong_20_Emphasis">¡Haz de la desconexión tu nuevo superpoder!</text:span></text:p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1:37:04.230351495</meta:creation-date>
    <dc:date>2024-11-22T11:46:47.969920521</dc:date>
    <meta:editing-duration>PT9M46S</meta:editing-duration>
    <meta:editing-cycles>1</meta:editing-cycles>
    <meta:document-statistic meta:table-count="0" meta:image-count="0" meta:object-count="0" meta:page-count="1" meta:paragraph-count="15" meta:word-count="326" meta:character-count="2080" meta:non-whitespace-character-count="1772"/>
    <meta:generator>LibreOffice/24.2.6.2$Linux_X86_64 LibreOffice_project/420$Build-2</meta:generator>
  </office:meta>
</office:document-meta>
</file>